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3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dddddd" fo:border="0.06pt solid #000000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0.74pt solid #000000"/>
      <style:text-properties fo:color="#666666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3" table:default-cell-style-name="ce6"/>
        <table:table-column table:style-name="co5" table:default-cell-style-name="Default"/>
        <table:table-column table:style-name="co1" table:default-cell-style-name="ce6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ri (W.W.C.A)</text:p>
          </table:table-cell>
          <table:table-cell table:style-name="ce17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</text:p>
          </table:table-cell>
          <table:covered-table-cell table:style-name="ce22"/>
          <table:covered-table-cell table:style-name="ce29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16" office:value-type="string" calcext:value-type="string">
            <text:p>FR1</text:p>
          </table:table-cell>
          <table:table-cell table:style-name="ce16" office:value-type="string" calcext:value-type="string">
            <text:p>See the historical pollution ma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6" office:value-type="string" calcext:value-type="string">
            <text:p>FR2</text:p>
          </table:table-cell>
          <table:table-cell table:style-name="ce16" office:value-type="string" calcext:value-type="string">
            <text:p>Login, Logout and regi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3</text:p>
          </table:table-cell>
          <table:table-cell table:style-name="ce16" office:value-type="string" calcext:value-type="string">
            <text:p>Show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4</text:p>
          </table:table-cell>
          <table:table-cell table:style-name="ce16" office:value-type="string" calcext:value-type="string">
            <text:p>See relevants n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FR5</text:p>
          </table:table-cell>
          <table:table-cell table:style-name="ce16" office:value-type="string" calcext:value-type="string">
            <text:p>Validate Use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6" office:value-type="string" calcext:value-type="string">
            <text:p>FR6</text:p>
          </table:table-cell>
          <table:table-cell table:style-name="ce16" office:value-type="string" calcext:value-type="string">
            <text:p>Authenticate Use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17:.D24])" office:value-type="float" office:value="10" calcext:value-type="float">
            <text:p>10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FR7</text:p>
          </table:table-cell>
          <table:table-cell table:style-name="ce16"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8</text:p>
          </table:table-cell>
          <table:table-cell table:style-name="ce16"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9</text:p>
          </table:table-cell>
          <table:table-cell table:style-name="ce16"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10</text:p>
          </table:table-cell>
          <table:table-cell table:style-name="ce16"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1</text:p>
          </table:table-cell>
          <table:table-cell table:style-name="ce16"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32:.D39])" office:value-type="float" office:value="10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35"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46:.D51])" office:value-type="float" office:value="10" calcext:value-type="float">
            <text:p>10</text:p>
          </table:table-cell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2:24:52.215712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0.3$Linux_X86_64 LibreOffice_project/30$Build-3</meta:generator>
    <dc:date>2022-02-13T12:25:37.742527792</dc:date>
    <meta:editing-duration>PT10H32M14S</meta:editing-duration>
    <meta:editing-cycles>94</meta:editing-cycles>
    <meta:document-statistic meta:table-count="2" meta:cell-count="90" meta:object-count="0"/>
  </office:meta>
</office:document-meta>
</file>